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784cm" fo:padding-top="0cm" fo:padding-bottom="0cm" fo:padding-left="0cm" fo:padding-right="0cm"/>
    </style:style>
    <style:style style:name="gr3" style:family="graphic" style:parent-style-name="standard">
      <style:graphic-properties draw:stroke="dash" draw:stroke-dash="Dash_5f_8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4" style:family="graphic" style:parent-style-name="standard">
      <style:graphic-properties draw:stroke="none" draw:fill="solid" draw:fill-color="#000000" draw:shadow="hidden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gr6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784cm" fo:padding-top="0.141cm" fo:padding-bottom="0.141cm" fo:padding-left="0.141cm" fo:padding-right="0.141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9pt" style:font-name-asian="Arial" style:font-size-asian="9pt" style:font-name-complex="Arial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ath draw:style-name="gr1" draw:layer="layout" svg:width="1.459cm" svg:height="1.459cm" svg:x="1.053cm" svg:y="1.108cm" svg:viewBox="0 0 1460 1460" svg:d="M730 0c134 0 249 31 365 98s200 151 267 267 98 231 98 365-31 249-98 365-151 200-267 267-231 98-365 98-249-31-365-98-200-151-267-267-98-231-98-365c0-134 31-249 98-365s151-200 267-267 231-98 365-98z">
          <text:p/>
        </draw:path>
        <draw:frame draw:style-name="gr2" draw:layer="layout" svg:width="1.25cm" svg:height="0.784cm" svg:x="2.65cm" svg:y="1.472cm">
          <draw:text-box>
            <text:p text:style-name="P1"><text:span text:style-name="T1">НОРМ. РЕЖИМ </text:span></text:p>
          </draw:text-box>
        </draw:frame>
        <draw:line draw:style-name="gr3" draw:layer="layout" svg:x1="1.747cm" svg:y1="1.109cm" svg:x2="1.747cm" svg:y2="2.567cm">
          <text:p/>
        </draw:line>
        <draw:polygon draw:style-name="gr4" draw:layer="layout" svg:width="1.591cm" svg:height="0.397cm" svg:x="0.973cm" svg:y="1.652cm" svg:viewBox="0 0 1592 398" draw:points="0,0 0,398 1592,398 1592,0">
          <text:p/>
        </draw:polygon>
        <draw:polygon draw:style-name="gr1" draw:layer="layout" svg:width="1.591cm" svg:height="0.397cm" svg:x="0.973cm" svg:y="1.652cm" svg:viewBox="0 0 1592 398" draw:points="0,0 0,398 1592,398 1592,0">
          <text:p/>
        </draw:polygon>
        <draw:polygon draw:style-name="gr5" draw:layer="layout" svg:width="0.599cm" svg:height="0.199cm" svg:x="1.94cm" svg:y="1.751cm" svg:viewBox="0 0 600 200" draw:points="600,99 0,0 0,200">
          <text:p/>
        </draw:polygon>
        <draw:polygon draw:style-name="gr6" draw:layer="layout" svg:width="0.599cm" svg:height="0.199cm" svg:x="1.94cm" svg:y="1.751cm" svg:viewBox="0 0 600 200" draw:points="600,99 0,0 0,200">
          <text:p/>
        </draw:polygon>
        <draw:polygon draw:style-name="gr5" draw:layer="layout" svg:width="1.948cm" svg:height="0.699cm" svg:x="0.7cm" svg:y="0.367cm" svg:viewBox="0 0 1949 700" draw:points="1949,0 0,0 0,700 1949,700">
          <text:p/>
        </draw:polygon>
        <draw:frame draw:style-name="gr7" draw:layer="layout" svg:width="1.95cm" svg:height="1.066cm" svg:x="0.7cm" svg:y="0.184cm">
          <draw:text-box>
            <text:p text:style-name="P1"><text:span text:style-name="T1">ЭВ-220 отключен </text:span></text:p>
          </draw:text-box>
        </draw:frame>
        <draw:polygon draw:style-name="gr5" draw:layer="layout" svg:width="1.948cm" svg:height="0.728cm" svg:x="0.7cm" svg:y="2.802cm" svg:viewBox="0 0 1949 729" draw:points="1949,0 0,0 0,729 1949,729">
          <text:p/>
        </draw:polygon>
        <draw:frame draw:style-name="gr7" draw:layer="layout" svg:width="1.95cm" svg:height="1.066cm" svg:x="0.7cm" svg:y="2.634cm">
          <draw:text-box>
            <text:p text:style-name="P1"><text:span text:style-name="T1">ЭВ-220 отключен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5f_8" draw:display-name="Dash_8" draw:style="rect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8T20:56:02.640000000</meta:creation-date>
    <meta:editing-duration>PT9S</meta:editing-duration>
    <meta:editing-cycles>2</meta:editing-cycles>
    <meta:generator>LibreOffice/4.3.6.2$Windows_x86 LibreOffice_project/d50a87b2e514536ed401c18000dad4660b6a169e</meta:generator>
    <dc:date>2015-09-28T20:56:11.812000000</dc:date>
    <meta:document-statistic meta:object-count="11"/>
    <meta:template xlink:type="simple" xlink:actuate="onRequest" xlink:title="1" xlink:href="file:///C:/Documents%20and%20Settings/User/Application%20Data/LibreOffice/4/user/template/1.otg" meta:date="2015-09-28T20:56:02.562000000"/>
  </office:meta>
</office:document-meta>
</file>